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Nimbus Mono L" svg:font-family="'Nimbus Mono L'"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Negreta cursiva"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iming_5f_Original_5f_Code" style:display-name="Timing_Original_Code" style:family="table">
      <style:table-properties style:width="15.716cm" table:align="center" fo:keep-with-next="always"/>
    </style:style>
    <style:style style:name="Timing_5f_Original_5f_Code.A" style:display-name="Timing_Original_Code.A" style:family="table-column">
      <style:table-column-properties style:column-width="2.626cm"/>
    </style:style>
    <style:style style:name="Timing_5f_Original_5f_Code.B" style:display-name="Timing_Original_Code.B" style:family="table-column">
      <style:table-column-properties style:column-width="4.306cm"/>
    </style:style>
    <style:style style:name="Timing_5f_Original_5f_Code.C" style:display-name="Timing_Original_Code.C" style:family="table-column">
      <style:table-column-properties style:column-width="2.379cm"/>
    </style:style>
    <style:style style:name="Timing_5f_Original_5f_Code.D" style:display-name="Timing_Original_Code.D" style:family="table-column">
      <style:table-column-properties style:column-width="3.441cm"/>
    </style:style>
    <style:style style:name="Timing_5f_Original_5f_Code.E" style:display-name="Timing_Original_Code.E" style:family="table-column">
      <style:table-column-properties style:column-width="2.963cm"/>
    </style:style>
    <style:style style:name="Timing_5f_Original_5f_Code.A1" style:display-name="Timing_Original_Code.A1" style:family="table-cell">
      <style:table-cell-properties fo:background-color="#e6e6e6" fo:padding="0.097cm" fo:border-left="0.05pt solid #000000" fo:border-right="none" fo:border-top="0.05pt solid #000000" fo:border-bottom="0.05pt solid #000000">
        <style:background-image/>
      </style:table-cell-properties>
    </style:style>
    <style:style style:name="Timing_5f_Original_5f_Code.E1" style:display-name="Timing_Original_Code.E1" style:family="table-cell">
      <style:table-cell-properties fo:background-color="#e6e6e6" fo:padding="0.097cm" fo:border="0.05pt solid #000000">
        <style:background-image/>
      </style:table-cell-properties>
    </style:style>
    <style:style style:name="Timing_5f_Original_5f_Code.A2" style:display-name="Timing_Original_Code.A2" style:family="table-cell">
      <style:table-cell-properties fo:padding="0.097cm" fo:border-left="0.05pt solid #000000" fo:border-right="none" fo:border-top="none" fo:border-bottom="0.05pt solid #000000"/>
    </style:style>
    <style:style style:name="Timing_5f_Original_5f_Code.B2" style:display-name="Timing_Original_Code.B2" style:family="table-cell">
      <style:table-cell-properties fo:background-color="transparent" fo:padding="0.097cm" fo:border-left="0.05pt solid #000000" fo:border-right="none" fo:border-top="none" fo:border-bottom="0.05pt solid #000000">
        <style:background-image/>
      </style:table-cell-properties>
    </style:style>
    <style:style style:name="Timing_5f_Original_5f_Code.E2" style:display-name="Timing_Original_Code.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iming_5f_Original_5f_Code.A3" style:display-name="Timing_Original_Code.A3" style:family="table-cell">
      <style:table-cell-properties fo:padding="0.097cm" fo:border-left="0.05pt solid #000000" fo:border-right="none" fo:border-top="none" fo:border-bottom="0.05pt solid #000000"/>
    </style:style>
    <style:style style:name="Timing_5f_Original_5f_Code.B3" style:display-name="Timing_Original_Code.B3" style:family="table-cell">
      <style:table-cell-properties fo:padding="0.097cm" fo:border-left="0.05pt solid #000000" fo:border-right="none" fo:border-top="none" fo:border-bottom="0.05pt solid #000000"/>
    </style:style>
    <style:style style:name="Timing_5f_Original_5f_Code.C3" style:display-name="Timing_Original_Code.C3" style:family="table-cell">
      <style:table-cell-properties fo:padding="0.097cm" fo:border-left="0.05pt solid #000000" fo:border-right="none" fo:border-top="none" fo:border-bottom="0.05pt solid #000000"/>
    </style:style>
    <style:style style:name="Timing_5f_Original_5f_Code.D3" style:display-name="Timing_Original_Code.D3" style:family="table-cell">
      <style:table-cell-properties fo:padding="0.097cm" fo:border-left="0.05pt solid #000000" fo:border-right="none" fo:border-top="none" fo:border-bottom="0.05pt solid #000000"/>
    </style:style>
    <style:style style:name="Timing_5f_Original_5f_Code.E3" style:display-name="Timing_Original_Code.E3" style:family="table-cell">
      <style:table-cell-properties fo:padding="0.097cm" fo:border-left="0.05pt solid #000000" fo:border-right="0.05pt solid #000000" fo:border-top="none" fo:border-bottom="0.05pt solid #000000"/>
    </style:style>
    <style:style style:name="Timing_5f_Original_5f_Code.A4" style:display-name="Timing_Original_Code.A4" style:family="table-cell">
      <style:table-cell-properties fo:padding="0.097cm" fo:border-left="0.05pt solid #000000" fo:border-right="none" fo:border-top="none" fo:border-bottom="0.05pt solid #000000"/>
    </style:style>
    <style:style style:name="Timing_5f_Original_5f_Code.B4" style:display-name="Timing_Original_Code.B4" style:family="table-cell">
      <style:table-cell-properties fo:padding="0.097cm" fo:border-left="0.05pt solid #000000" fo:border-right="none" fo:border-top="none" fo:border-bottom="0.05pt solid #000000"/>
    </style:style>
    <style:style style:name="Timing_5f_Original_5f_Code.C4" style:display-name="Timing_Original_Code.C4" style:family="table-cell">
      <style:table-cell-properties fo:padding="0.097cm" fo:border-left="0.05pt solid #000000" fo:border-right="none" fo:border-top="none" fo:border-bottom="0.05pt solid #000000"/>
    </style:style>
    <style:style style:name="Timing_5f_Original_5f_Code.D4" style:display-name="Timing_Original_Code.D4" style:family="table-cell">
      <style:table-cell-properties fo:padding="0.097cm" fo:border-left="0.05pt solid #000000" fo:border-right="none" fo:border-top="none" fo:border-bottom="0.05pt solid #000000"/>
    </style:style>
    <style:style style:name="Timing_5f_Original_5f_Code.E4" style:display-name="Timing_Original_Code.E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P3" style:family="paragraph" style:parent-style-name="Text_20_body">
      <style:paragraph-properties fo:text-align="start" style:justify-single-word="false"/>
      <style:text-properties officeooo:paragraph-rsid="00385a26"/>
    </style:style>
    <style:style style:name="P4" style:family="paragraph" style:parent-style-name="Text_20_body">
      <style:paragraph-properties fo:text-align="center" style:justify-single-word="false"/>
      <style:text-properties officeooo:paragraph-rsid="0045925e"/>
    </style:style>
    <style:style style:name="P5" style:family="paragraph" style:parent-style-name="Text_20_body">
      <style:text-properties officeooo:paragraph-rsid="00456876"/>
    </style:style>
    <style:style style:name="P6" style:family="paragraph" style:parent-style-name="Text_20_body">
      <style:text-properties fo:color="#666666" officeooo:rsid="00385a26" style:language-asian="zxx" style:country-asian="none" style:language-complex="zxx" style:country-complex="none"/>
    </style:style>
    <style:style style:name="P7" style:family="paragraph" style:parent-style-name="Text_20_body">
      <style:paragraph-properties fo:text-align="end" style:justify-single-word="false"/>
      <style:text-properties fo:color="#666666" officeooo:rsid="00385a26" officeooo:paragraph-rsid="00385a26" style:language-asian="zxx" style:country-asian="none" style:language-complex="zxx" style:country-complex="none"/>
    </style:style>
    <style:style style:name="P8" style:family="paragraph" style:parent-style-name="Text_20_body">
      <style:text-properties officeooo:rsid="00401d10"/>
    </style:style>
    <style:style style:name="P9" style:family="paragraph" style:parent-style-name="Text_20_body">
      <style:text-properties officeooo:rsid="004542f5" officeooo:paragraph-rsid="004542f5"/>
    </style:style>
    <style:style style:name="P10" style:family="paragraph" style:parent-style-name="Text_20_body">
      <style:text-properties officeooo:rsid="0045925e" officeooo:paragraph-rsid="0045925e"/>
    </style:style>
    <style:style style:name="P11" style:family="paragraph" style:parent-style-name="Text_20_body">
      <style:paragraph-properties fo:text-align="center" style:justify-single-word="false"/>
      <style:text-properties officeooo:rsid="0045925e" officeooo:paragraph-rsid="0045925e"/>
    </style:style>
    <style:style style:name="P12" style:family="paragraph" style:parent-style-name="Text_20_body">
      <style:paragraph-properties fo:text-align="start" style:justify-single-word="false"/>
      <style:text-properties officeooo:rsid="0045925e" officeooo:paragraph-rsid="0045925e"/>
    </style:style>
    <style:style style:name="P13" style:family="paragraph" style:parent-style-name="Text_20_body">
      <style:text-properties officeooo:rsid="004a58fc" officeooo:paragraph-rsid="004a58fc"/>
    </style:style>
    <style:style style:name="P14" style:family="paragraph" style:parent-style-name="Text_20_body">
      <style:text-properties style:font-name="Liberation Sans" officeooo:rsid="003a864f" officeooo:paragraph-rsid="003a864f"/>
    </style:style>
    <style:style style:name="P15" style:family="paragraph" style:parent-style-name="Codi">
      <style:text-properties officeooo:paragraph-rsid="004542f5"/>
    </style:style>
    <style:style style:name="P16" style:family="paragraph" style:parent-style-name="Codi">
      <style:text-properties officeooo:rsid="00401d10"/>
    </style:style>
    <style:style style:name="P17" style:family="paragraph" style:parent-style-name="Codi">
      <style:text-properties officeooo:rsid="00401d10" officeooo:paragraph-rsid="00401d10"/>
    </style:style>
    <style:style style:name="P18" style:family="paragraph" style:parent-style-name="Codi">
      <style:text-properties officeooo:rsid="003c9852"/>
    </style:style>
    <style:style style:name="P19" style:family="paragraph" style:parent-style-name="Codi">
      <style:text-properties officeooo:rsid="004542f5"/>
    </style:style>
    <style:style style:name="P20" style:family="paragraph" style:parent-style-name="Codi">
      <style:text-properties officeooo:rsid="004542f5" officeooo:paragraph-rsid="004542f5"/>
    </style:style>
    <style:style style:name="P21" style:family="paragraph" style:parent-style-name="Codi">
      <style:paragraph-properties>
        <style:tab-stops>
          <style:tab-stop style:position="3.087cm"/>
          <style:tab-stop style:position="3.727cm"/>
        </style:tab-stops>
      </style:paragraph-properties>
    </style:style>
    <style:style style:name="P22" style:family="paragraph" style:parent-style-name="Figura">
      <style:text-properties officeooo:paragraph-rsid="0040fed2"/>
    </style:style>
    <style:style style:name="P23" style:family="paragraph" style:parent-style-name="Figura">
      <style:text-properties officeooo:paragraph-rsid="004206a6"/>
    </style:style>
    <style:style style:name="P24" style:family="paragraph" style:parent-style-name="Figura">
      <style:paragraph-properties fo:text-align="center" style:justify-single-word="false"/>
    </style:style>
    <style:style style:name="P25" style:family="paragraph" style:parent-style-name="Table_20_Contents">
      <style:paragraph-properties fo:text-align="end" style:justify-single-word="false"/>
      <style:text-properties style:font-name="Liberation Sans1" fo:font-style="italic" officeooo:rsid="00421761" officeooo:paragraph-rsid="00421761" style:font-size-asian="10.5pt" style:font-style-asian="italic" style:font-style-complex="italic"/>
    </style:style>
    <style:style style:name="P26" style:family="paragraph" style:parent-style-name="Table_20_Contents">
      <style:paragraph-properties fo:text-align="end" style:justify-single-word="false"/>
      <style:text-properties style:font-name="Liberation Sans1" officeooo:rsid="00421761" officeooo:paragraph-rsid="00421761" style:font-size-asian="10.5pt"/>
    </style:style>
    <style:style style:name="P27" style:family="paragraph" style:parent-style-name="Table_20_Contents">
      <style:paragraph-properties fo:text-align="end" style:justify-single-word="false"/>
      <style:text-properties style:font-name="Liberation Sans1" officeooo:rsid="00424c77" officeooo:paragraph-rsid="00424c77" style:font-size-asian="10.5pt"/>
    </style:style>
    <style:style style:name="P28" style:family="paragraph" style:parent-style-name="Table_20_Heading">
      <style:text-properties officeooo:rsid="00421761"/>
    </style:style>
    <style:style style:name="P29" style:family="paragraph" style:parent-style-name="Title">
      <style:text-properties fo:color="#666666" officeooo:paragraph-rsid="00385a26" style:language-asian="zxx" style:country-asian="none" style:language-complex="zxx" style:country-complex="none"/>
    </style:style>
    <style:style style:name="P30" style:family="paragraph" style:parent-style-name="Title">
      <style:text-properties fo:color="#666666" officeooo:rsid="00385a26" officeooo:paragraph-rsid="00385a26" style:language-asian="zxx" style:country-asian="none" style:language-complex="zxx" style:country-complex="none"/>
    </style:style>
    <style:style style:name="P31" style:family="paragraph" style:parent-style-name="Text_20_body" style:list-style-name="L1">
      <style:text-properties officeooo:paragraph-rsid="0056ca29"/>
    </style:style>
    <style:style style:name="P32" style:family="paragraph" style:parent-style-name="Text_20_body" style:list-style-name="L1">
      <style:text-properties officeooo:rsid="00401d10" officeooo:paragraph-rsid="0056ca29"/>
    </style:style>
    <style:style style:name="P33" style:family="paragraph" style:parent-style-name="Text_20_body">
      <style:text-properties officeooo:rsid="00421761" officeooo:paragraph-rsid="00421761"/>
    </style:style>
    <style:style style:name="P34" style:family="paragraph" style:parent-style-name="Text_20_body">
      <style:text-properties officeooo:paragraph-rsid="0056ca29"/>
    </style:style>
    <style:style style:name="P35" style:family="paragraph" style:parent-style-name="Text_20_body" style:list-style-name="L3">
      <style:text-properties officeooo:paragraph-rsid="0056ca29"/>
    </style:style>
    <style:style style:name="P36" style:family="paragraph" style:parent-style-name="Text_20_body" style:list-style-name="L3">
      <style:text-properties officeooo:paragraph-rsid="00582a35"/>
    </style:style>
    <style:style style:name="P37" style:family="paragraph" style:parent-style-name="Text_20_body">
      <style:text-properties officeooo:paragraph-rsid="00582a35"/>
    </style:style>
    <style:style style:name="P38" style:family="paragraph" style:parent-style-name="Text_20_body">
      <style:text-properties officeooo:paragraph-rsid="00424c77"/>
    </style:style>
    <style:style style:name="P39" style:family="paragraph" style:parent-style-name="Text_20_body">
      <style:text-properties officeooo:paragraph-rsid="00401d10"/>
    </style:style>
    <style:style style:name="P40" style:family="paragraph" style:parent-style-name="Text_20_body">
      <style:text-properties officeooo:paragraph-rsid="004206a6"/>
    </style:style>
    <style:style style:name="P41" style:family="paragraph" style:parent-style-name="Text_20_body">
      <style:text-properties fo:font-style="normal" officeooo:paragraph-rsid="004542f5" style:font-style-asian="normal" style:font-style-complex="normal"/>
    </style:style>
    <style:style style:name="P42" style:family="paragraph" style:parent-style-name="Text_20_body">
      <style:text-properties officeooo:rsid="0045925e" officeooo:paragraph-rsid="005b327e"/>
    </style:style>
    <style:style style:name="P43" style:family="paragraph" style:parent-style-name="Text_20_body">
      <style:text-properties officeooo:rsid="004a58fc" officeooo:paragraph-rsid="005bbd6c"/>
    </style:style>
    <style:style style:name="P44" style:family="paragraph" style:parent-style-name="Text_20_body">
      <style:paragraph-properties fo:break-before="page"/>
      <style:text-properties officeooo:paragraph-rsid="004206a6"/>
    </style:style>
    <style:style style:name="P45" style:family="paragraph" style:parent-style-name="Heading_20_1" style:list-style-name="">
      <style:text-properties officeooo:rsid="003a864f" officeooo:paragraph-rsid="003a864f"/>
    </style:style>
    <style:style style:name="P46" style:family="paragraph" style:parent-style-name="Heading_20_1" style:master-page-name="Standard">
      <style:paragraph-properties style:page-number="1"/>
      <style:text-properties officeooo:rsid="004206a6" officeooo:paragraph-rsid="004206a6"/>
    </style:style>
    <style:style style:name="P47" style:family="paragraph" style:parent-style-name="Heading_20_1">
      <style:paragraph-properties fo:break-before="page"/>
      <style:text-properties style:text-underline-style="none" officeooo:rsid="003a864f" officeooo:paragraph-rsid="003a864f"/>
    </style:style>
    <style:style style:name="P48" style:family="paragraph" style:parent-style-name="Heading_20_1">
      <style:paragraph-properties fo:break-before="page"/>
      <style:text-properties officeooo:rsid="00477337" officeooo:paragraph-rsid="00477337"/>
    </style:style>
    <style:style style:name="P49" style:family="paragraph" style:parent-style-name="Heading_20_2">
      <style:text-properties officeooo:paragraph-rsid="0056ca29"/>
    </style:style>
    <style:style style:name="P50" style:family="paragraph" style:parent-style-name="Heading_20_2">
      <style:text-properties officeooo:paragraph-rsid="00582a35"/>
    </style:style>
    <style:style style:name="P51" style:family="paragraph" style:parent-style-name="Heading_20_2" style:list-style-name="">
      <style:text-properties officeooo:paragraph-rsid="003a864f"/>
    </style:style>
    <style:style style:name="P52" style:family="paragraph" style:parent-style-name="Heading_20_2">
      <style:paragraph-properties fo:break-before="page"/>
      <style:text-properties officeooo:paragraph-rsid="003a864f"/>
    </style:style>
    <style:style style:name="P53" style:family="paragraph" style:parent-style-name="Codi">
      <style:paragraph-properties>
        <style:tab-stops>
          <style:tab-stop style:position="3.087cm"/>
          <style:tab-stop style:position="3.727cm"/>
        </style:tab-stops>
      </style:paragraph-properties>
      <style:text-properties officeooo:rsid="004bc5d5"/>
    </style:style>
    <style:style style:name="P54" style:family="paragraph" style:parent-style-name="Codi">
      <style:paragraph-properties>
        <style:tab-stops>
          <style:tab-stop style:position="3.087cm"/>
          <style:tab-stop style:position="3.727cm"/>
        </style:tab-stops>
      </style:paragraph-properties>
      <style:text-properties officeooo:rsid="004bc5d5" officeooo:paragraph-rsid="004dcad0"/>
    </style:style>
    <style:style style:name="P55" style:family="paragraph" style:parent-style-name="Codi" style:list-style-name="L1">
      <style:text-properties officeooo:rsid="00401d10" officeooo:paragraph-rsid="0056ca29"/>
    </style:style>
    <style:style style:name="P56" style:family="paragraph" style:parent-style-name="Codi">
      <style:paragraph-properties fo:text-align="center" style:justify-single-word="false"/>
      <style:text-properties officeooo:paragraph-rsid="0056ca29"/>
    </style:style>
    <style:style style:name="P57" style:family="paragraph" style:parent-style-name="Codi">
      <style:text-properties officeooo:rsid="003c9852" officeooo:paragraph-rsid="0059d280"/>
    </style:style>
    <style:style style:name="P58" style:family="paragraph" style:parent-style-name="Codi">
      <style:text-properties fo:font-weight="bold" style:font-weight-asian="bold" style:font-weight-complex="bold"/>
    </style:style>
    <style:style style:name="P59" style:family="paragraph" style:parent-style-name="Table_20_Contents">
      <style:paragraph-properties fo:text-align="end" style:justify-single-word="false"/>
      <style:text-properties style:font-name="Liberation Sans1" officeooo:rsid="00424c77" officeooo:paragraph-rsid="0059d280" style:font-size-asian="10.5pt"/>
    </style:style>
    <style:style style:name="P60" style:family="paragraph" style:parent-style-name="Title" style:master-page-name="First_20_Page">
      <style:paragraph-properties style:page-number="auto"/>
      <style:text-properties fo:color="#666666" officeooo:paragraph-rsid="00385a26" style:language-asian="zxx" style:country-asian="none" style:language-complex="zxx" style:country-complex="none"/>
    </style:style>
    <style:style style:name="P61" style:family="paragraph" style:parent-style-name="Contents_20_Heading" style:master-page-name="Index">
      <style:paragraph-properties style:page-number="auto"/>
    </style:style>
    <style:style style:name="P62" style:family="paragraph" style:parent-style-name="Heading_20_3">
      <style:text-properties officeooo:rsid="00477337"/>
    </style:style>
    <style:style style:name="P63" style:family="paragraph" style:parent-style-name="Heading_20_3">
      <style:text-properties officeooo:rsid="004a58fc" officeooo:paragraph-rsid="004a58fc"/>
    </style:style>
    <style:style style:name="P64" style:family="paragraph" style:parent-style-name="Heading_20_4">
      <style:text-properties officeooo:rsid="004542f5"/>
    </style:style>
    <style:style style:name="P65" style:family="paragraph" style:parent-style-name="Contents_20_1">
      <style:paragraph-properties>
        <style:tab-stops>
          <style:tab-stop style:position="17.59cm" style:type="right" style:leader-style="dotted" style:leader-text="."/>
        </style:tab-stops>
      </style:paragraph-properties>
    </style:style>
    <style:style style:name="P66" style:family="paragraph" style:parent-style-name="Contents_20_3">
      <style:paragraph-properties>
        <style:tab-stops>
          <style:tab-stop style:position="16.591cm" style:type="right" style:leader-style="dotted" style:leader-text="."/>
        </style:tab-stops>
      </style:paragraph-properties>
    </style:style>
    <style:style style:name="P67"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officeooo:rsid="00385a26"/>
    </style:style>
    <style:style style:name="T2" style:family="text">
      <style:text-properties fo:font-weight="bold" officeooo:rsid="004542f5" style:font-weight-asian="bold" style:font-weight-complex="bold"/>
    </style:style>
    <style:style style:name="T3" style:family="text">
      <style:text-properties fo:font-weight="bold" officeooo:rsid="0045925e" style:font-weight-asian="bold" style:font-weight-complex="bold"/>
    </style:style>
    <style:style style:name="T4" style:family="text">
      <style:text-properties fo:font-weight="bold" officeooo:rsid="0059d280" style:font-weight-asian="bold" style:font-weight-complex="bold"/>
    </style:style>
    <style:style style:name="T5" style:family="text">
      <style:text-properties fo:font-weight="bold" officeooo:rsid="005a32e5" style:font-weight-asian="bold" style:font-weight-complex="bold"/>
    </style:style>
    <style:style style:name="T6" style:family="text">
      <style:text-properties fo:font-weight="bold" officeooo:rsid="005b327e" style:font-weight-asian="bold" style:font-weight-complex="bold"/>
    </style:style>
    <style:style style:name="T7" style:family="text">
      <style:text-properties fo:font-style="normal" officeooo:rsid="003b85d9" style:font-style-asian="normal" style:font-style-complex="normal"/>
    </style:style>
    <style:style style:name="T8" style:family="text">
      <style:text-properties fo:font-style="normal" officeooo:rsid="00401d10" style:font-style-asian="normal" style:font-style-complex="normal"/>
    </style:style>
    <style:style style:name="T9" style:family="text">
      <style:text-properties fo:font-style="normal" officeooo:rsid="00424c77" style:font-style-asian="normal" style:font-style-complex="normal"/>
    </style:style>
    <style:style style:name="T10" style:family="text">
      <style:text-properties fo:font-style="normal" officeooo:rsid="0053d606" style:font-style-asian="normal" style:font-style-complex="normal"/>
    </style:style>
    <style:style style:name="T11" style:family="text">
      <style:text-properties fo:font-style="normal" officeooo:rsid="0055648a" style:font-style-asian="normal" style:font-style-complex="normal"/>
    </style:style>
    <style:style style:name="T12" style:family="text">
      <style:text-properties fo:font-style="normal" officeooo:rsid="0056a98c" style:font-style-asian="normal" style:font-style-complex="normal"/>
    </style:style>
    <style:style style:name="T13" style:family="text">
      <style:text-properties fo:font-style="normal" officeooo:rsid="0056ca29" style:font-style-asian="normal" style:font-style-complex="normal"/>
    </style:style>
    <style:style style:name="T14" style:family="text">
      <style:text-properties fo:font-style="normal" officeooo:rsid="00421761" style:font-style-asian="normal" style:font-style-complex="normal"/>
    </style:style>
    <style:style style:name="T15" style:family="text">
      <style:text-properties fo:font-style="normal" officeooo:rsid="00582a35" style:font-style-asian="normal" style:font-style-complex="normal"/>
    </style:style>
    <style:style style:name="T16" style:family="text">
      <style:text-properties officeooo:rsid="003a864f"/>
    </style:style>
    <style:style style:name="T17" style:family="text">
      <style:text-properties officeooo:rsid="003b85d9"/>
    </style:style>
    <style:style style:name="T18" style:family="text">
      <style:text-properties officeooo:rsid="003c9852"/>
    </style:style>
    <style:style style:name="T19" style:family="text">
      <style:text-properties officeooo:rsid="003d7e4f"/>
    </style:style>
    <style:style style:name="T20" style:family="text">
      <style:text-properties officeooo:rsid="00401d10"/>
    </style:style>
    <style:style style:name="T21" style:family="text">
      <style:text-properties fo:font-style="italic" officeooo:rsid="00401d10" style:font-style-asian="italic" style:font-style-complex="italic"/>
    </style:style>
    <style:style style:name="T22" style:family="text">
      <style:text-properties fo:font-style="italic" officeooo:rsid="003b85d9" style:font-style-asian="italic" style:font-style-complex="italic"/>
    </style:style>
    <style:style style:name="T23" style:family="text">
      <style:text-properties fo:font-style="italic" officeooo:rsid="004206a6" style:font-style-asian="italic" style:font-style-complex="italic"/>
    </style:style>
    <style:style style:name="T24" style:family="text">
      <style:text-properties fo:font-style="italic" officeooo:rsid="003d7e4f" style:font-style-asian="italic" style:font-style-complex="italic"/>
    </style:style>
    <style:style style:name="T25" style:family="text">
      <style:text-properties fo:font-style="italic" officeooo:rsid="004542f5" style:font-style-asian="italic" style:font-style-complex="italic"/>
    </style:style>
    <style:style style:name="T26" style:family="text">
      <style:text-properties fo:font-style="italic" officeooo:rsid="0053d606" style:font-style-asian="italic" style:font-style-complex="italic"/>
    </style:style>
    <style:style style:name="T27" style:family="text">
      <style:text-properties officeooo:rsid="0040fed2"/>
    </style:style>
    <style:style style:name="T28" style:family="text">
      <style:text-properties officeooo:rsid="004206a6"/>
    </style:style>
    <style:style style:name="T29" style:family="text">
      <style:text-properties officeooo:rsid="00421761"/>
    </style:style>
    <style:style style:name="T30" style:family="text">
      <style:text-properties officeooo:rsid="00424c77"/>
    </style:style>
    <style:style style:name="T31" style:family="text">
      <style:text-properties officeooo:rsid="004542f5"/>
    </style:style>
    <style:style style:name="T32" style:family="text">
      <style:text-properties officeooo:rsid="00456876"/>
    </style:style>
    <style:style style:name="T33" style:family="text">
      <style:text-properties officeooo:rsid="0045925e"/>
    </style:style>
    <style:style style:name="T34" style:family="text">
      <style:text-properties officeooo:rsid="00477337"/>
    </style:style>
    <style:style style:name="T35" style:family="text">
      <style:text-properties officeooo:rsid="004bc5d5"/>
    </style:style>
    <style:style style:name="T36" style:family="text">
      <style:text-properties officeooo:rsid="004d1162"/>
    </style:style>
    <style:style style:name="T37" style:family="text">
      <style:text-properties officeooo:rsid="004e9996"/>
    </style:style>
    <style:style style:name="T38" style:family="text">
      <style:text-properties officeooo:rsid="0050544a"/>
    </style:style>
    <style:style style:name="T39" style:family="text">
      <style:text-properties officeooo:rsid="00521c37"/>
    </style:style>
    <style:style style:name="T40" style:family="text">
      <style:text-properties officeooo:rsid="0053d606"/>
    </style:style>
    <style:style style:name="T41" style:family="text">
      <style:text-properties officeooo:rsid="0056ca29"/>
    </style:style>
    <style:style style:name="T42" style:family="text">
      <style:text-properties officeooo:rsid="00582a35"/>
    </style:style>
    <style:style style:name="T43" style:family="text">
      <style:text-properties officeooo:rsid="0059d280"/>
    </style:style>
    <style:style style:name="T44" style:family="text">
      <style:text-properties officeooo:rsid="005a32e5"/>
    </style:style>
    <style:style style:name="T45" style:family="text">
      <style:text-properties officeooo:rsid="005b327e"/>
    </style:style>
    <style:style style:name="T46" style:family="text">
      <style:text-properties officeooo:rsid="005bbd6c"/>
    </style:style>
    <style:style style:name="fr1" style:family="graphic" style:parent-style-name="MarcCodi">
      <style:graphic-properties style:run-through="foreground" style:wrap="dynamic" style:number-wrapped-paragraphs="no-limit" style:vertical-pos="from-top" style:vertical-rel="paragraph" style:horizontal-pos="from-left" style:horizontal-rel="paragraph"/>
    </style:style>
    <style:style style:name="fr2" style:family="graphic" style:parent-style-name="MarcCodi">
      <style:graphic-properties style:run-through="foreground" style:wrap="dynamic" style:number-wrapped-paragraphs="no-limit" style:vertical-pos="from-top" style:vertical-rel="paragraph" style:horizontal-pos="center" style:horizontal-rel="paragraph"/>
    </style:style>
    <style:style style:name="fr3" style:family="graphic" style:parent-style-name="MarcCodi">
      <style:graphic-properties style:run-through="foreground" style:wrap="dynamic" style:number-wrapped-paragraphs="no-limit" style:vertical-pos="from-top" style:vertical-rel="paragraph" style:horizontal-pos="from-left" style:horizontal-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odi"/>
        <text:sequence-decl text:display-outline-level="0" text:name="CodiT"/>
        <text:sequence-decl text:display-outline-level="0" text:name="Terminal"/>
        <text:sequence-decl text:display-outline-level="0" text:name="Figura"/>
      </text:sequence-decls>
      <text:p text:style-name="P60"/>
      <text:p text:style-name="P29"/>
      <text:p text:style-name="P29"/>
      <text:p text:style-name="P29">LABORATORI PCA</text:p>
      <text:p text:style-name="P30">Projecte Final: Optimització ftdoc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Felip Moll Marquès</text:p>
      <text:p text:style-name="P7">PCA – FiB (UPC)</text:p>
      <text:p text:style-name="P7">Q1 <text:s/>2012/13</text:p>
      <text:table-of-content text:style-name="Sect1" text:protected="true" text:name="Índex de continguts1">
        <text:table-of-content-source text:outline-level="3">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ex de continguts1_Head">
            <text:p text:style-name="P61">Índex de continguts</text:p>
          </text:index-title>
          <text:p text:style-name="P65"><text:a xlink:type="simple" xlink:href="#__RefHeading__1532_992945168" text:style-name="Index_20_Link" text:visited-style-name="Index_20_Link">I.Entorn d'execució<text:tab/>1</text:a></text:p>
          <text:p text:style-name="P67"><text:a xlink:type="simple" xlink:href="#__RefHeading__762_583910028" text:style-name="Index_20_Link" text:visited-style-name="Index_20_Link">1.Característiques de l'entorn:<text:tab/>1</text:a></text:p>
          <text:p text:style-name="P67"><text:a xlink:type="simple" xlink:href="#__RefHeading__764_583910028" text:style-name="Index_20_Link" text:visited-style-name="Index_20_Link">2.Modificació del Makefile<text:tab/>1</text:a></text:p>
          <text:p text:style-name="P67"><text:a xlink:type="simple" xlink:href="#__RefHeading__766_583910028" text:style-name="Index_20_Link" text:visited-style-name="Index_20_Link">3.Condicions de les proves i eines de mesura<text:tab/>1</text:a></text:p>
          <text:p text:style-name="P67"><text:a xlink:type="simple" xlink:href="#__RefHeading__768_583910028" text:style-name="Index_20_Link" text:visited-style-name="Index_20_Link">4.Scripts d'execució<text:tab/>2</text:a></text:p>
          <text:p text:style-name="P65"><text:a xlink:type="simple" xlink:href="#__RefHeading__1284_992945168" text:style-name="Index_20_Link" text:visited-style-name="Index_20_Link">II.Anàlisis del codi original<text:tab/>3</text:a></text:p>
          <text:p text:style-name="P67"><text:a xlink:type="simple" xlink:href="#__RefHeading__1534_992945168" text:style-name="Index_20_Link" text:visited-style-name="Index_20_Link">1.Timing<text:tab/>3</text:a></text:p>
          <text:p text:style-name="P67"><text:a xlink:type="simple" xlink:href="#__RefHeading__770_583910028" text:style-name="Index_20_Link" text:visited-style-name="Index_20_Link">2.Profiling<text:tab/>3</text:a></text:p>
          <text:p text:style-name="P67"><text:a xlink:type="simple" xlink:href="#__RefHeading__1540_992945168" text:style-name="Index_20_Link" text:visited-style-name="Index_20_Link">3.Speed-Up objectiu<text:tab/>6</text:a></text:p>
          <text:p text:style-name="P65"><text:a xlink:type="simple" xlink:href="#__RefHeading__1542_992945168" text:style-name="Index_20_Link" text:visited-style-name="Index_20_Link">III.Optimitzacions<text:tab/>7</text:a></text:p>
          <text:p text:style-name="P66"><text:a xlink:type="simple" xlink:href="#__RefHeading__1696_992945168" text:style-name="Index_20_Link" text:visited-style-name="Index_20_Link">1.Inlining<text:tab/>7</text:a></text:p>
          <text:p text:style-name="P66"><text:a xlink:type="simple" xlink:href="#__RefHeading__772_583910028" text:style-name="Index_20_Link" text:visited-style-name="Index_20_Link">2.Code hoisting<text:tab/>7</text:a></text:p>
        </text:index-body>
      </text:table-of-content>
      <text:p text:style-name="P3"/>
      <text:h text:style-name="P46" text:outline-level="1"><text:bookmark-start text:name="__RefHeading__1532_992945168"/>Entorn d'execució<text:bookmark-end text:name="__RefHeading__1532_992945168"/></text:h>
      <text:h text:style-name="Heading_20_2" text:outline-level="2"><text:bookmark-start text:name="__RefHeading__762_583910028"/><text:span text:style-name="T42">Característiques de l'entorn:</text:span><text:bookmark-end text:name="__RefHeading__762_583910028"/></text:h>
      <text:p text:style-name="P21"><text:span text:style-name="T35">sizeof(char</text:span><text:span text:style-name="T36">)<text:tab/>=<text:tab/></text:span><text:span text:style-name="T35">1 Byte</text:span></text:p>
      <text:p text:style-name="P53">sizeof(short)<text:tab/>=<text:tab/>2 Bytes </text:p>
      <text:p text:style-name="P53">sizeof(int)<text:tab/>=<text:tab/>4 Bytes</text:p>
      <text:p text:style-name="P54">sizeof(float)<text:tab/>=<text:tab/>4 Bytes</text:p>
      <text:p text:style-name="P53">sizeof(long)<text:tab/>=<text:tab/>8 Bytes</text:p>
      <text:p text:style-name="P53">sizeof(double)<text:tab/>=<text:tab/>8 Bytes</text:p>
      <text:h text:style-name="Heading_20_2" text:outline-level="2"><text:bookmark-start text:name="__RefHeading__764_583910028"/><text:span text:style-name="T38">Modificació de</text:span><text:span text:style-name="T39">l</text:span><text:span text:style-name="T38"> Makefile</text:span><text:bookmark-end text:name="__RefHeading__764_583910028"/></text:h>
      <text:p text:style-name="Codi"><text:span text:style-name="T39">--- Makefile.orig<text:tab/>2012-12-26 18:11:26.805492934 +0100</text:span></text:p>
      <text:p text:style-name="Codi"><text:span text:style-name="T39">+++ Makefile<text:tab/>2012-12-26 18:13:58.255512876 +0100</text:span></text:p>
      <text:p text:style-name="Codi"><text:span text:style-name="T39">@@ -24,7 +24,7 @@</text:span></text:p>
      <text:p text:style-name="Codi"><text:span text:style-name="T39">-CC_FLAGS <text:s text:c="7"/>= -O3 -march=core2 -static </text:span></text:p>
      <text:p text:style-name="Codi"><text:span text:style-name="T39">+CC_FLAGS <text:s text:c="7"/>= $(FLAGS) -O3 -march=core2 -static </text:span></text:p>
      <text:p text:style-name="Codi"><text:span text:style-name="T39"></text:span></text:p>
      <text:p text:style-name="Codi"><text:span text:style-name="T39">@@ -53,6 +53,11 @@</text:span></text:p>
      <text:p text:style-name="Codi"><text:span text:style-name="T39">all:<text:tab/><text:tab/>$(PROGRAMS)</text:span></text:p>
      <text:p text:style-name="Codi"><text:span text:style-name="T39"/></text:p>
      <text:p text:style-name="Codi"><text:span text:style-name="T39">+g:<text:tab/><text:tab/></text:span></text:p>
      <text:p text:style-name="Codi"><text:span text:style-name="T39">+<text:tab/><text:tab/>make FLAGS='-g'</text:span></text:p>
      <text:p text:style-name="Codi"><text:span text:style-name="T39">+</text:span></text:p>
      <text:p text:style-name="Codi"><text:span text:style-name="T39">+pg:<text:tab/><text:tab/></text:span></text:p>
      <text:p text:style-name="Codi"><text:span text:style-name="T39">+<text:tab/><text:tab/>make FLAGS='-g -pg'</text:span></text:p>
      <text:h text:style-name="Heading_20_2" text:outline-level="2"><text:bookmark-start text:name="__RefHeading__766_583910028"/><text:span text:style-name="T41">Condicions </text:span><text:span text:style-name="T42">de les proves i eines de mesura</text:span><text:bookmark-end text:name="__RefHeading__766_583910028"/></text:h>
      <text:p text:style-name="P34"><text:span text:style-name="T16">Inicialment hem executat el codi </text:span><text:span text:style-name="T17">i hem realitzat les mesures de temps analitzant les funcions i línies de codi que són més costoses. </text:span><text:span text:style-name="T20">La compilació ha estat feta amb les següents opcions:</text:span></text:p>
      <text:list xml:id="list2092278980" text:style-name="L1">
        <text:list-item>
          <text:p text:style-name="P32">Per realitzar mesures de Timing <text:span text:style-name="T40">(</text:span><text:span text:style-name="T26">make</text:span><text:span text:style-name="T10">)</text:span>:</text:p>
          <text:p text:style-name="P55">-O3 -march=core2 -static -c</text:p>
          <text:p text:style-name="P32"/>
        </text:list-item>
        <text:list-item>
          <text:p text:style-name="P32">Per realitzar el profiling amb Gprof <text:span text:style-name="T40">(</text:span><text:span text:style-name="T26">make pg</text:span><text:span text:style-name="T40">)</text:span>:</text:p>
          <text:p text:style-name="P55">-O3 -march=core2 -g -pg -static -c</text:p>
          <text:p text:style-name="P32"/>
        </text:list-item>
        <text:list-item>
          <text:p text:style-name="P32"><text:span text:style-name="T37">Per realitzar el profiling amb Oprofile </text:span><text:span text:style-name="T40">(</text:span><text:span text:style-name="T26">make g</text:span><text:span text:style-name="T40">)</text:span><text:span text:style-name="T37">:</text:span></text:p>
          <text:p text:style-name="P55"><text:span text:style-name="T37">-O3 -march=core2 -g -static -c</text:span></text:p>
          <text:p text:style-name="P32"><text:span text:style-name="T37"/></text:p>
        </text:list-item>
        <text:list-item>
          <text:p text:style-name="P31"><text:span text:style-name="T28">Per realitzar el timing de l'aplicació s'han introduït crides a clock() entre les seccions </text:span><text:soft-page-break/><text:span text:style-name="T28">comentades amb </text:span><text:span text:style-name="T23">“PCA TIMING should start here”</text:span><text:span text:style-name="T28"> i </text:span><text:span text:style-name="T23">“PCA TIMING SHOULD stop here” </text:span><text:span text:style-name="T10">escrivint el resultat pel canal d'error.</text:span></text:p>
        </text:list-item>
      </text:list>
      <text:p text:style-name="P56"><text:span text:style-name="T11">fprintf(stderr,"Elapsed Time: %f sec.\n", (finish - start)/(float)1000000);</text:span></text:p>
      <text:p text:style-name="P34"><text:span text:style-name="T10"/></text:p>
      <text:list xml:id="list146597330" text:style-name="L3">
        <text:list-item>
          <text:p text:style-name="P35"><text:span text:style-name="T12">El canal stdout ha estat redirigit a /dev/null.</text:span></text:p>
        </text:list-item>
        <text:list-item>
          <text:p text:style-name="P36"><text:span text:style-name="T13">Al realitzar-se en un portàtil s'ha ajustat sempre la freqüència del processador al màxim possible.</text:span></text:p>
        </text:list-item>
        <text:list-item>
          <text:p text:style-name="P36"><text:span text:style-name="T9">S'ha utilitzat també la comanda /usr/bin/time que ens ha donat el real time, user time i system time de l'execució.</text:span></text:p>
        </text:list-item>
      </text:list>
      <text:p text:style-name="P37"><text:span text:style-name="T9"/></text:p>
      <text:h text:style-name="P50" text:outline-level="2"><text:bookmark-start text:name="__RefHeading__768_583910028"/><text:span text:style-name="T15">Scripts d'execució</text:span><text:bookmark-end text:name="__RefHeading__768_583910028"/></text:h>
      <text:p text:style-name="P37"><text:span text:style-name="T15"/></text:p>
      <text:h text:style-name="P47" text:outline-level="1"><text:bookmark-start text:name="__RefHeading__1284_992945168"/>Anàlisis del codi original<text:bookmark-end text:name="__RefHeading__1284_992945168"/></text:h>
      <text:h text:style-name="P49" text:outline-level="2"><text:bookmark-start text:name="__RefHeading__1534_992945168"/><text:span text:style-name="T41">Timing</text:span><text:bookmark-end text:name="__RefHeading__1534_992945168"/></text:h>
      <text:p text:style-name="P34"><text:span text:style-name="T14">El temps de sistema ha resultat ser menyspreable en aquestes proves </text:span><text:span text:style-name="T11">(</text:span><text:span text:style-name="T14"><text:sequence-ref text:reference-format="category-and-value" text:ref-name="refFigura0">Figura 1</text:sequence-ref></text:span><text:span text:style-name="T11">)</text:span><text:span text:style-name="T14">.</text:span></text:p>
      <table:table table:name="Timing_Original_Code" table:style-name="Timing_5f_Original_5f_Code">
        <table:table-column table:style-name="Timing_5f_Original_5f_Code.A"/>
        <table:table-column table:style-name="Timing_5f_Original_5f_Code.B"/>
        <table:table-column table:style-name="Timing_5f_Original_5f_Code.C"/>
        <table:table-column table:style-name="Timing_5f_Original_5f_Code.D"/>
        <table:table-column table:style-name="Timing_5f_Original_5f_Code.E"/>
        <table:table-row>
          <table:table-cell table:style-name="Timing_5f_Original_5f_Code.A1" office:value-type="string">
            <text:p text:style-name="Table_20_Heading"/>
          </table:table-cell>
          <table:table-cell table:style-name="Timing_5f_Original_5f_Code.A1" office:value-type="string">
            <text:p text:style-name="Table_20_Heading"><text:span text:style-name="T29">Elapsed Time </text:span><text:span text:style-name="T30">(PCA)</text:span></text:p>
          </table:table-cell>
          <table:table-cell table:style-name="Timing_5f_Original_5f_Code.A1" office:value-type="string">
            <text:p text:style-name="P28">Real Time</text:p>
          </table:table-cell>
          <table:table-cell table:style-name="Timing_5f_Original_5f_Code.A1" office:value-type="string">
            <text:p text:style-name="P28">User Time</text:p>
          </table:table-cell>
          <table:table-cell table:style-name="Timing_5f_Original_5f_Code.E1" office:value-type="string">
            <text:p text:style-name="P28">Sys Time</text:p>
          </table:table-cell>
        </table:table-row>
        <table:table-row>
          <table:table-cell table:style-name="Timing_5f_Original_5f_Code.A3" office:value-type="string">
            <text:p text:style-name="P25">2pka.parsed</text:p>
          </table:table-cell>
          <table:table-cell table:style-name="Timing_5f_Original_5f_Code.B2" office:value-type="string">
            <text:p text:style-name="P26">37,<text:span text:style-name="T43">95</text:span></text:p>
          </table:table-cell>
          <table:table-cell table:style-name="Timing_5f_Original_5f_Code.B2" office:value-type="string">
            <text:p text:style-name="P59">40,<text:span text:style-name="T43">04</text:span></text:p>
          </table:table-cell>
          <table:table-cell table:style-name="Timing_5f_Original_5f_Code.B2" office:value-type="string">
            <text:p text:style-name="P59"><text:span text:style-name="T43">39,98</text:span></text:p>
          </table:table-cell>
          <table:table-cell table:style-name="Timing_5f_Original_5f_Code.E2" office:value-type="string">
            <text:p text:style-name="P27">0,0<text:span text:style-name="T43">6</text:span></text:p>
          </table:table-cell>
        </table:table-row>
        <table:table-row>
          <table:table-cell table:style-name="Timing_5f_Original_5f_Code.A3" office:value-type="string">
            <text:p text:style-name="P25">1hba.parsed</text:p>
          </table:table-cell>
          <table:table-cell table:style-name="Timing_5f_Original_5f_Code.B3" office:value-type="string">
            <text:p text:style-name="P27">14<text:span text:style-name="T43">5,71</text:span></text:p>
          </table:table-cell>
          <table:table-cell table:style-name="Timing_5f_Original_5f_Code.C3" office:value-type="string">
            <text:p text:style-name="P59"><text:span text:style-name="T43">146,28</text:span></text:p>
          </table:table-cell>
          <table:table-cell table:style-name="Timing_5f_Original_5f_Code.D3" office:value-type="string">
            <text:p text:style-name="P59">14<text:span text:style-name="T43">6</text:span>,2<text:span text:style-name="T43">1</text:span></text:p>
          </table:table-cell>
          <table:table-cell table:style-name="Timing_5f_Original_5f_Code.E3" office:value-type="string">
            <text:p text:style-name="P27">0,0<text:span text:style-name="T43">7</text:span></text:p>
          </table:table-cell>
        </table:table-row>
        <table:table-row>
          <table:table-cell table:style-name="Timing_5f_Original_5f_Code.A4" office:value-type="string">
            <text:p text:style-name="P25">4hhb.parsed</text:p>
          </table:table-cell>
          <table:table-cell table:style-name="Timing_5f_Original_5f_Code.B4" office:value-type="string">
            <text:p text:style-name="P26">13<text:span text:style-name="T43">3,09</text:span></text:p>
          </table:table-cell>
          <table:table-cell table:style-name="Timing_5f_Original_5f_Code.C4" office:value-type="string">
            <text:p text:style-name="P27">13<text:span text:style-name="T43">6,88</text:span></text:p>
          </table:table-cell>
          <table:table-cell table:style-name="Timing_5f_Original_5f_Code.D4" office:value-type="string">
            <text:p text:style-name="P27">13<text:span text:style-name="T43">6,82</text:span></text:p>
          </table:table-cell>
          <table:table-cell table:style-name="Timing_5f_Original_5f_Code.E4" office:value-type="string">
            <text:p text:style-name="P27">0,0<text:span text:style-name="T43">8</text:span></text:p>
          </table:table-cell>
        </table:table-row>
      </table:table>
      <text:p text:style-name="P24">Figura <text:sequence text:ref-name="refFigura0" text:name="Figura" text:formula="ooow:Figura+1" style:num-format="1">1</text:sequence> - Elapsed <text:span text:style-name="T30">T</text:span>ime <text:span text:style-name="T29">respecte </text:span>el fragment objectiu de PCA <text:span text:style-name="T30">i sortida de /usr/bin/time. En segons.</text:span></text:p>
      <text:p text:style-name="P33"/>
      <text:h text:style-name="P49" text:outline-level="2"><text:bookmark-start text:name="__RefHeading__770_583910028"/><text:span text:style-name="T41">Profiling</text:span><text:bookmark-end text:name="__RefHeading__770_583910028"/></text:h>
      <text:p text:style-name="P34"><text:span text:style-name="T19">A la </text:span><text:span text:style-name="T19"><text:sequence-ref text:reference-format="category-and-value" text:ref-name="refFigura1">Figura 2</text:sequence-ref></text:span><text:span text:style-name="T19"> </text:span><text:span text:style-name="T20">mostrem el resultat d'executar </text:span><text:span text:style-name="T30">ftdock </text:span><text:span text:style-name="T20">amb l'entrada </text:span><text:span text:style-name="T22">2pka.parsed</text:span><text:span text:style-name="T7">. </text:span><text:span text:style-name="T8">L</text:span><text:span text:style-name="T19">es funcions </text:span><text:span text:style-name="T20">més costoses</text:span><text:span text:style-name="T19"> són </text:span><text:span text:style-name="T24">“electric_field”</text:span><text:span text:style-name="T19"> i </text:span><text:span text:style-name="T24">“pythagoras”</text:span><text:span text:style-name="T19"> amb un 56,56% i un 14% del </text:span><text:span text:style-name="T20">temps </text:span><text:span text:style-name="T19">total </text:span><text:span text:style-name="T20">consumit</text:span><text:span text:style-name="T19"> respectivament. <text:s/></text:span><draw:frame draw:style-name="fr1" draw:name="Marc1" text:anchor-type="char" svg:x="0.312cm" svg:y="2.725cm" draw:z-index="0"><draw:text-box fo:min-height="0.499cm" fo:min-width="2cm"><text:p text:style-name="P57"><text:span text:style-name="T43">Each sample counts as 0.01 seconds.</text:span></text:p><text:p text:style-name="Codi"><text:span text:style-name="T43"><text:s text:c="2"/>% <text:s text:c="2"/>cumulative <text:s text:c="2"/>self <text:s text:c="13"/>self <text:s text:c="4"/>total <text:s text:c="10"/></text:span></text:p><text:p text:style-name="Codi"><text:span text:style-name="T43"><text:s/>time <text:s text:c="2"/>seconds <text:s text:c="2"/>seconds <text:s text:c="3"/>calls <text:s text:c="2"/>s/call <text:s text:c="2"/>s/call <text:s/>name <text:s text:c="3"/></text:span></text:p><text:p text:style-name="Codi"><text:span text:style-name="T43"><text:s/></text:span><text:span text:style-name="T4">57.20 <text:s text:c="4"/>25.50 <text:s text:c="3"/>25.50 <text:s text:c="7"/>1 <text:s text:c="3"/>25.50 <text:s text:c="3"/>31.84 <text:s/>electric_field</text:span></text:p><text:p text:style-name="P58"><text:span text:style-name="T43"><text:s/>14.24 <text:s text:c="4"/>31.85 <text:s text:c="4"/>6.35 1300937139 <text:s text:c="3"/>0.00 <text:s text:c="4"/>0.00 <text:s/>pythagoras</text:span></text:p><text:p text:style-name="Codi"><text:span text:style-name="T43"><text:s text:c="2"/>3.33 <text:s text:c="4"/>33.34 <text:s text:c="4"/>1.49 <text:s text:c="28"/>fftw_hc2hc_forward_generic</text:span></text:p><text:p text:style-name="Codi"><text:span text:style-name="T43"><text:s text:c="2"/>2.37 <text:s text:c="4"/>34.39 <text:s text:c="4"/>1.06 <text:s text:c="28"/>fftw</text:span></text:p><text:p text:style-name="Codi"><text:span text:style-name="T43"><text:s text:c="2"/>2.22 <text:s text:c="4"/>35.38 <text:s text:c="4"/>0.99 <text:s text:c="28"/>__profile_frequency</text:span></text:p><text:p text:style-name="Codi"><text:span text:style-name="T43"><text:s text:c="2"/>2.13 <text:s text:c="4"/>36.33 <text:s text:c="4"/>0.95 <text:s text:c="28"/>writev</text:span></text:p><text:p text:style-name="P18">...</text:p><text:p text:style-name="P22">Figura <text:sequence text:ref-name="refFigura1" text:name="Figura" text:formula="ooow:Figura+1" style:num-format="1">2</text:sequence> - Sortida de G<text:span text:style-name="T18">P</text:span>rof <text:span text:style-name="T18">pel codi original, </text:span><text:span text:style-name="T19">anàlisis de funcions, <text:s/></text:span><text:span text:style-name="T22">2pka.parsed</text:span></text:p></draw:text-box></draw:frame><text:span text:style-name="T19">La funció pythagoras és cridada fins a 1300 milions de vegades.</text:span></text:p>
      <text:p text:style-name="P8"/>
      <text:p text:style-name="P40"><text:span text:style-name="T20"/></text:p>
      <text:p text:style-name="P44"><text:span text:style-name="T20">A la </text:span><text:span text:style-name="T20"><text:sequence-ref text:reference-format="category-and-value" text:ref-name="refFigura2">Figura 3</text:sequence-ref></text:span><text:span text:style-name="T20">, resultat de l'execució amb l'entrada </text:span><text:span text:style-name="T23">1hba.parsed</text:span><text:span text:style-name="T28">,</text:span><text:span text:style-name="T20"> apareixen resultats similars. La funció “electric_field” consumeix un </text:span><text:span text:style-name="T44">61</text:span><text:span text:style-name="T20">% del temps mentre que pythagoras un </text:span><text:span text:style-name="T44">15</text:span><text:span text:style-name="T20">%, aquesta última amb més de </text:span><text:span text:style-name="T44">750</text:span><text:span text:style-name="T20"> milions de crides.</text:span></text:p>
      <text:p text:style-name="P39"><draw:frame draw:style-name="fr2" draw:name="Marc3" text:anchor-type="paragraph" svg:y="6.205cm" draw:z-index="2"><draw:text-box fo:min-height="0.499cm" fo:min-width="2cm"><text:p text:style-name="P16">Each sample counts as 0.01 seconds. </text:p><text:p text:style-name="P16"><text:s text:c="2"/>% <text:s text:c="2"/>cumulative <text:s text:c="2"/>self <text:s text:c="13"/>self <text:s text:c="4"/>total <text:s text:c="10"/></text:p><text:p text:style-name="P16"><text:s/>time <text:s text:c="2"/>seconds <text:s text:c="2"/>seconds <text:s text:c="3"/>calls <text:s text:c="2"/>s/call <text:s text:c="2"/>s/call <text:s/>name <text:s text:c="3"/></text:p><text:p text:style-name="P58"><text:span text:style-name="T44"><text:s/>67.20 <text:s text:c="3"/>103.89 <text:s text:c="2"/>103.89 <text:s text:c="7"/>1 <text:s text:c="2"/>103.89 <text:s text:c="2"/>128.14 <text:s/>electric_field</text:span></text:p><text:p text:style-name="P58"><text:span text:style-name="T44"><text:s/>15.75 <text:s text:c="3"/>128.23 <text:s text:c="3"/>24.34 930825049 <text:s text:c="4"/>0.00 <text:s text:c="4"/>0.00 <text:s/>pythagoras</text:span></text:p><text:p text:style-name="P16"><text:s text:c="2"/>2.79 <text:s text:c="3"/>131.01 <text:s text:c="4"/>4.28 <text:s text:c="28"/>__profile_frequency</text:p><text:p text:style-name="P17">... </text:p><text:p text:style-name="P22">Figura <text:sequence text:ref-name="refFigura3" text:name="Figura" text:formula="ooow:Figura+1" style:num-format="1">4</text:sequence> - Sortida de G<text:span text:style-name="T18">P</text:span>rof <text:span text:style-name="T18">pel codi original, </text:span><text:span text:style-name="T19">anàlisis de funcion</text:span><text:span text:style-name="T27">s, </text:span><text:span text:style-name="T20">4hhb.parsed</text:span><text:span text:style-name="T27"> </text:span></text:p></draw:text-box></draw:frame><draw:frame draw:style-name="fr2" draw:name="Marc2" text:anchor-type="paragraph" svg:y="-0.065cm" draw:z-index="1"><draw:text-box fo:min-height="0.499cm" fo:min-width="2cm"><text:p text:style-name="Codi"><text:span text:style-name="T44">Each sample counts as 0.01 seconds.</text:span></text:p><text:p text:style-name="Codi"><text:span text:style-name="T44"><text:s text:c="2"/>% <text:s text:c="2"/>cumulative <text:s text:c="2"/>self <text:s text:c="13"/>self <text:s text:c="4"/>total <text:s text:c="10"/></text:span></text:p><text:p text:style-name="Codi"><text:span text:style-name="T44"><text:s/>time <text:s text:c="2"/>seconds <text:s text:c="2"/>seconds <text:s text:c="3"/>calls <text:s text:c="2"/>s/call <text:s text:c="2"/>s/call <text:s/>name <text:s text:c="3"/></text:span></text:p><text:p text:style-name="Codi"><text:span text:style-name="T44"><text:s/></text:span><text:span text:style-name="T5">60.83 <text:s text:c="4"/>98.79 <text:s text:c="3"/>98.79 <text:s text:c="7"/>1 <text:s text:c="3"/>98.79 <text:s text:c="2"/>122.47 <text:s/>electric_field</text:span></text:p><text:p text:style-name="P58"><text:span text:style-name="T44"><text:s/>14.65 <text:s text:c="3"/>122.59 <text:s text:c="3"/>23.80 750192035 <text:s text:c="4"/>0.00 <text:s text:c="4"/>0.00 <text:s/>pythagoras</text:span></text:p><text:p text:style-name="Codi"><text:span text:style-name="T44"><text:s text:c="2"/>2.72 <text:s text:c="3"/>127.00 <text:s text:c="4"/>4.42 <text:s text:c="28"/>fftw_executor_simple</text:span></text:p><text:p text:style-name="Codi"><text:span text:style-name="T44"><text:s text:c="2"/>2.69 <text:s text:c="3"/>131.37 <text:s text:c="4"/>4.37 <text:s text:c="28"/>__profile_frequency</text:span></text:p><text:p text:style-name="Codi"><text:span text:style-name="T44"><text:s text:c="2"/>2.48 <text:s text:c="3"/>135.40 <text:s text:c="4"/>4.03 <text:s text:c="28"/>writev</text:span></text:p><text:p text:style-name="Codi"><text:span text:style-name="T44"><text:s text:c="2"/>1.92 <text:s text:c="3"/>138.53 <text:s text:c="4"/>3.13 <text:s text:c="28"/>fftw</text:span></text:p><text:p text:style-name="Codi"><text:span text:style-name="T44"><text:s text:c="2"/>1.19 <text:s text:c="3"/>140.46 <text:s text:c="4"/>1.94 <text:s text:c="3"/>14901 <text:s text:c="4"/>0.00 <text:s text:c="4"/>0.00 <text:s/>gord</text:span></text:p><text:p text:style-name="P17">... </text:p><text:p text:style-name="P23">Figura <text:sequence text:ref-name="refFigura2" text:name="Figura" text:formula="ooow:Figura+1" style:num-format="1">3</text:sequence> - Sortida de G<text:span text:style-name="T18">P</text:span>rof <text:span text:style-name="T18">pel codi original, </text:span><text:span text:style-name="T19">anàlisis de funcion</text:span><text:span text:style-name="T27">s, </text:span><text:span text:style-name="T28">1hba.parsed</text:span></text:p></draw:text-box></draw:frame><text:span text:style-name="T20">A l'últim cas, al executar amb l'entrada </text:span><text:span text:style-name="T21">4hhb.parsed</text:span><text:span text:style-name="T20"> obtenim resultats mostrats a la </text:span><text:span text:style-name="T20"><text:sequence-ref text:reference-format="category-and-value" text:ref-name="refFigura3">Figura 4</text:sequence-ref></text:span><text:span text:style-name="T20">.</text:span></text:p>
      <text:p text:style-name="P38"><text:span text:style-name="T30"/></text:p>
      <text:p text:style-name="P38"><text:span text:style-name="T30">En quant a les línies de codi més costoses d'aquestes funcions hem observat </text:span><text:span text:style-name="T34">dos fitxers on es computen les operacions més costoses</text:span><text:span text:style-name="T30">:</text:span></text:p>
      <text:h text:style-name="Heading_20_4" text:outline-level="4"><text:bookmark-start text:name="__RefHeading__1536_992945168"/><text:span text:style-name="T31">Fitxer</text:span><text:span text:style-name="T25"> electrostatic.c</text:span><text:span text:style-name="T31"> </text:span><text:bookmark-end text:name="__RefHeading__1536_992945168"/></text:h>
      <text:p text:style-name="P41"><text:span text:style-name="T31">En aquest fitxer es troba la funció electrostatic_field que es composa de un bucle de complexitat O(n⁵). El resultat de gprof linia a linia (gprof --line) ens mostra com diverses línies internes d'aquest bucle són les més costoses. Veiem també com la funció “pythagoras”, segona més costosa, es crida dins d'aquest bucle, </text:span><text:span text:style-name="T31"><text:sequence-ref text:reference-format="category-and-value" text:ref-name="refFigura4">Figura 5</text:sequence-ref></text:span><text:span text:style-name="T31">.</text:span></text:p>
      <text:p text:style-name="P9"><draw:frame draw:style-name="fr3" draw:name="Marc4" text:anchor-type="paragraph" svg:x="0.062cm" svg:y="0.252cm" draw:z-index="4"><draw:text-box fo:min-height="0.499cm" fo:min-width="2cm"><text:p text:style-name="P20"><text:s text:c="6"/>for( residue = 1 ; residue &lt;= This_Structure.length ; residue ++ ) { </text:p><text:p text:style-name="P20"><text:s text:c="10"/>for( atom = 1 ; atom &lt;= This_Structure.Residue[residue].size ; atom ++ ) <text:tab/><text:tab/><text:tab/>{ </text:p><text:p text:style-name="P20"><text:s text:c="12"/>if( This_Structure.Residue[residue].Atom[atom].charge != 0 ) { </text:p><text:p text:style-name="P20"><text:tab/> <text:s text:c="5"/>distance = </text:p><text:p text:style-name="P15"><text:span text:style-name="T31"><text:tab/><text:tab/><text:tab/></text:span><text:span text:style-name="T2">pythagoras(</text:span><text:span text:style-name="T31"> This_Structure.Residue[residue].Atom[atom].coord[1] , <text:tab/><text:tab/><text:tab/><text:tab/><text:tab/>This_Structure.Residue[residue].Atom[atom].coord[2] , </text:span></text:p><text:p text:style-name="P20"><text:tab/><text:tab/><text:tab/><text:tab/><text:tab/>This_Structure.Residue[residue].Atom[atom].coord[3] , </text:p><text:p text:style-name="P20"><text:tab/><text:tab/><text:tab/><text:tab/><text:tab/>x_centre , y_centre , z_centre ) ; </text:p><text:p text:style-name="P20"><text:s text:c="14"/>if( distance &lt; 2.0 ) distance = 2.0 ;</text:p><text:p text:style-name="P22">Figura <text:sequence text:ref-name="refFigura4" text:name="Figura" text:formula="ooow:Figura+1" style:num-format="1">5</text:sequence> - <text:span text:style-name="T31">Fragment del bucle més intern de electrostatic.c</text:span></text:p></draw:text-box></draw:frame><text:soft-page-break/>Aquest bucle per tant serà un dels principals objectius al optimitzar el codi.</text:p>
      <text:h text:style-name="P64" text:outline-level="4"><text:bookmark-start text:name="__RefHeading__1538_992945168"/>Fitxer coordinates.c<text:bookmark-end text:name="__RefHeading__1538_992945168"/></text:h>
      <text:p text:style-name="P9"><draw:frame draw:style-name="fr3" draw:name="Marc5" text:anchor-type="paragraph" svg:x="-0.005cm" svg:y="2.369cm" draw:z-index="3"><draw:text-box fo:min-height="0.499cm" fo:min-width="2cm"><text:p text:style-name="P19">float pythagoras( float x1 , float y1 , float z1 , float x2 , float y2 , float z2 ) { </text:p><text:p text:style-name="P20">return sqrt( ( ( x1 - x2 ) * ( x1 - x2 ) ) </text:p><text:p text:style-name="P20"><text:tab/><text:tab/>+ ( ( y1 - y2 ) * ( y1 - y2 ) ) </text:p><text:p text:style-name="P20"><text:tab/><text:tab/>+ ( ( z1 - z2 ) * ( z1 - z2 ) ) ) ; </text:p><text:p text:style-name="P19">} </text:p><text:p text:style-name="P22">Figura <text:sequence text:ref-name="refFigura5" text:name="Figura" text:formula="ooow:Figura+1" style:num-format="1">6</text:sequence> - <text:span text:style-name="T31">Funció pythagoras a coordinates.c</text:span></text:p></draw:text-box></draw:frame>En aquest fitxer trobem la funció “pythagoras”, una de les que hem vist que més es cridava degut al bucle d'”electrostatic_field”. No obstant, aquesta funció realitza només una arrel quadrada, tres multiplicacions i una suma, essent ella sola poc optimitzable. </text:p>
      <text:p text:style-name="P9">No obstant es podran aplicar algunes tècniques com l'inlining o evitar els càlculs repetits, si és que el compilador no ho fa amb -O3.</text:p>
      <text:h text:style-name="P51" text:outline-level="2"><text:span text:style-name="T16"/></text:h>
      <text:h text:style-name="P52" text:outline-level="2"><text:bookmark-start text:name="__RefHeading__1540_992945168"/><text:span text:style-name="T16">Speed</text:span><text:span text:style-name="T33">-U</text:span><text:span text:style-name="T16">p </text:span><text:span text:style-name="T33">objectiu</text:span><text:bookmark-end text:name="__RefHeading__1540_992945168"/></text:h>
      <text:p text:style-name="P5"><text:span text:style-name="T32">Una vegada vist on és el problema i realitzats els “timing” i “profiling” bàsics podem calcular</text:span><text:span text:style-name="T33"> segons la llei d'Amdahl</text:span><text:span text:style-name="T32"> quin és el màxim “speed</text:span><text:span text:style-name="T33">-</text:span><text:span text:style-name="T32">up” que podem obtenir realitzant optimitzacions a les parts del codi més significatives.</text:span></text:p>
      <text:p text:style-name="P10">Realitzem els càlculs amb el temps ocupat per la rutina electric_field + pythagoras.</text:p>
      <text:p text:style-name="P10">SpOpt = Speed-Up de part optimitzada</text:p>
      <text:p text:style-name="P42">Popt = % de part optimitzada ~= <text:span text:style-name="T45">(57,20+14,24)+(60,83+14,65)+(67,20+15,75)/3</text:span> ~= 7<text:span text:style-name="T45">6,63</text:span>%</text:p>
      <text:p text:style-name="P10"><text:s/></text:p>
      <text:p text:style-name="P11">SpT = 1 / (1−Popt)+ (Popt/SpOpt) </text:p>
      <text:p text:style-name="P11">SpT = 1 / (1 – 0,7<text:span text:style-name="T45">6</text:span>) + (0,7<text:span text:style-name="T45">6</text:span> / SpOpt)</text:p>
      <text:p text:style-name="P12">Suposem que reduïm a 0 la part que volem optimitzar, llavors aconseguiríem un Speed-Up de:</text:p>
      <text:p text:style-name="P4"><text:span text:style-name="T3">SpT objectiu: 4,</text:span><text:span text:style-name="T6">17</text:span><text:span text:style-name="T3">x.</text:span><text:span text:style-name="T33"> </text:span></text:p>
      <text:p text:style-name="P12"/>
      <text:p text:style-name="P12">Evidentment assolir aquest valor no és possible però l'indicador ens serveix per conèixer la millora que com a molt podríem aconseguir centrant-nos en aquestes dues funcions.</text:p>
      <text:h text:style-name="P45" text:outline-level="1"/>
      <text:h text:style-name="P48" text:outline-level="1"><text:bookmark-start text:name="__RefHeading__1542_992945168"/>Optimitzacions<text:bookmark-end text:name="__RefHeading__1542_992945168"/></text:h>
      <text:h text:style-name="P62" text:outline-level="3"><text:bookmark-start text:name="__RefHeading__1696_992945168"/>Inlining<text:bookmark-end text:name="__RefHeading__1696_992945168"/></text:h>
      <text:p text:style-name="P43"><text:span text:style-name="T46">La primera optimització que portarem a terme serà la de reduir el nombre de crides a pythagoras(). Sabem que el temps de sistema no és molt significatiu i que aquesta millora no suposarà molt rendiment, però introduir el codi en el bucle principal ens permetrà posteriorment fer altres optimitzacions. D'aquesta manera no utilitzarem la directiva “inline” ni crearem cap macro, sinó que directament escriurem el codi de pythagoras, que només és una arrel quadrada, a l'interior del bucle de electrostatic_field.</text:span></text:p>
      <text:p text:style-name="P43"><text:span text:style-name="T46"/></text:p>
      <text:h text:style-name="P63" text:outline-level="3"><text:bookmark-start text:name="__RefHeading__772_583910028"/>Code hoisting<text:bookmark-end text:name="__RefHeading__772_583910028"/></text:h>
      <text:p text:style-name="P13"/>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Nimbus Mono L" svg:font-family="'Nimbus Mono L'"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Negreta cursiva"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fo:color="#9966cc"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fo:line-height="150%" fo:text-align="justify" style:justify-single-word="false" fo:background-color="transparent" style:shadow="none">
        <style:tab-stops/>
        <style:background-image/>
      </style:paragraph-properties>
      <style:text-properties style:font-name="Liberation Sans1" fo:language="ca" fo:country="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ans1" style:font-size-asian="12pt" style:font-name-complex="FreeSans1"/>
    </style:style>
    <style:style style:name="Heading_20_1" style:display-name="Heading 1" style:family="paragraph" style:parent-style-name="Heading" style:next-style-name="Text_20_body" style:default-outline-level="1" style:class="text">
      <style:text-properties fo:color="#9966cc"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b4794" fo:font-size="14pt" fo:font-style="italic" fo:font-weight="bold" style:font-size-asian="14pt" style:font-style-asian="italic" style:font-weight-asian="bold" style:font-size-complex="14pt" style:font-style-complex="italic" style:font-weight-complex="norm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di" style:family="paragraph" style:parent-style-name="Standard" style:next-style-name="Text_20_body" style:class="text" style:master-page-name="">
      <style:paragraph-properties style:page-number="auto"/>
      <style:text-properties style:font-name="Nimbus Mono L" fo:font-size="10pt" fo:language="ca" fo:country="ES" style:font-size-asian="10.5pt"/>
    </style:style>
    <style:style style:name="Table_20_Contents" style:display-name="Table Contents" style:family="paragraph" style:parent-style-name="Standard" style:class="extra">
      <style:paragraph-properties text:number-lines="false" text:line-number="0"/>
    </style:style>
    <style:style style:name="ApartatGris" style:family="paragraph" style:parent-style-name="Text_20_body" style:next-style-name="Text_20_body" style:class="text">
      <style:text-properties fo:color="#666666" fo:font-style="italic" style:font-size-asian="10.5pt"/>
    </style:style>
    <style:style style:name="EnunciatPrincipal" style:family="paragraph" style:parent-style-name="Text_20_body" style:next-style-name="ApartatGris" style:class="text">
      <style:text-properties fo:font-weight="bold"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e6e6e6" text:number-lines="false" text:line-number="0">
        <style:background-image/>
      </style:paragraph-properties>
      <style:text-properties fo:color="#9966cc" style:font-name="Liberation Sans2" fo:font-style="italic" fo:font-weight="bold" style:font-size-asian="10.5pt" style:font-weight-asian="bold"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2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master-page-name="">
      <style:paragraph-properties fo:margin="100%" fo:margin-left="0cm" fo:margin-right="0cm" fo:margin-top="0cm" fo:margin-bottom="0cm" style:contextual-spacing="false" fo:text-indent="0cm" style:auto-text-indent="false" style:page-number="auto" fo:background-color="transparent" style:shadow="none" text:number-lines="false" text:line-number="0">
        <style:tab-stops/>
        <style:background-image/>
      </style:paragraph-properties>
      <style:text-properties fo:color="#4b1f6f" fo:font-size="16pt" fo:language="ca" fo:country="ES"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Text" style:family="paragraph" style:parent-style-name="Caption" style:class="extra"/>
    <style:style style:name="Terminal" style:family="paragraph" style:parent-style-name="Caption"/>
    <style:style style:name="Figura" style:family="paragraph" style:parent-style-name="Caption">
      <style:text-properties fo:font-size="9pt"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style:font-name="Liberation Sans1"/>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cCodi" style:family="graphic" style:parent-style-name="Frame">
      <style:graphic-properties fo:min-width="9.999cm" fo:min-height="1cm" text:anchor-type="paragraph" style:wrap="none" fo:background-color="transparent" style:background-transparency="100%" fo:padding="0cm" fo:border="none" style:shadow="none">
        <style:background-image/>
        <style:columns fo:column-count="1" fo:column-gap="0cm"/>
      </style:graphic-properties>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MT1" style:family="text">
      <style:text-properties officeooo:rsid="00385a26"/>
    </style:style>
    <style:page-layout style:name="Mpm1">
      <style:page-layout-properties fo:page-width="21.59cm" fo:page-height="27.94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Laboratori PCA – <text:span text:style-name="MT1">Projecte Final: Optimització ftdock</text:span><text:tab/><text:tab/>Felip Moll Marquès</text:p>
      </style:header>
      <style:footer>
        <text:p text:style-name="MP2"><text:page-number text:select-page="current">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4T18:16:11</meta:creation-date>
    <meta:editing-duration>PT3H24M9S</meta:editing-duration>
    <meta:editing-cycles>21</meta:editing-cycles>
    <meta:generator>LibreOffice/3.6$Linux_X86_64 LibreOffice_project/da8c1e6-fd468f4-454e206-f42a4a9-143cfd</meta:generator>
    <meta:keyword>Optimització</meta:keyword>
    <dc:subject>Projecte Final de PCA 2012/13</dc:subject>
    <dc:title>PCA - PF: Optimització ftdock</dc:title>
    <meta:initial-creator>LiPi </meta:initial-creator>
    <dc:date>2012-12-26T19:27:18</dc:date>
    <dc:creator>LiPi </dc:creator>
    <meta:document-statistic meta:table-count="1" meta:image-count="0" meta:object-count="0" meta:page-count="9" meta:paragraph-count="151" meta:word-count="1175" meta:character-count="7974" meta:non-whitespace-character-count="6195"/>
  </office:meta>
</office:document-meta>
</file>